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 </text:p>
      <text:section text:style-name="Sect1" text:name="Sección1">
        <text:p text:style-name="Standard">Windows:</text:p>
        <text:p text:style-name="Standard"/>
        <text:p text:style-name="Standard"><text:tab/>mkdir dir</text:p>
        <text:p text:style-name="Standard"><text:tab/>cd dir</text:p>
        <text:p text:style-name="Standard"><text:tab/>mkdir dir1</text:p>
        <text:p text:style-name="Standard"><text:tab/>mkdir dir2</text:p>
        <text:p text:style-name="Standard"><text:tab/>mkdir .\dir1\dir11</text:p>
        <text:p text:style-name="Standard"><text:tab/>mkdir .\dir2\dir21</text:p>
        <text:p text:style-name="Standard"><text:tab/>mkdir .\dir2\dir22</text:p>
        <text:p text:style-name="Standard"><text:s text:c="4"/>Linux:</text:p>
        <text:p text:style-name="Standard"><text:tab/>mkdir dir</text:p>
        <text:p text:style-name="Standard"><text:tab/>cd dir</text:p>
        <text:p text:style-name="Standard"><text:tab/>mkdir dir1</text:p>
        <text:p text:style-name="Standard"><text:tab/>mkdir dir2</text:p>
        <text:p text:style-name="Standard"><text:tab/>mkdir ./dir1/dir11</text:p>
        <text:p text:style-name="Standard"><text:tab/>mkdir ./dir2/dir21</text:p>
        <text:p text:style-name="Standard"><text:tab/>mkdir ./dir2/dir22</text:p>
      </text:section>
      <text:p text:style-name="Standard"/>
      <text:p text:style-name="Standard">b)</text:p>
      <text:section text:style-name="Sect1" text:name="Sección2">
        <text:p text:style-name="Standard">Windows:</text:p>
        <text:p text:style-name="Standard"><text:tab/>move *.png .\dir1\dir11</text:p>
        <text:p text:style-name="Standard"><text:tab/>cd dir1\dir11</text:p>
        <text:p text:style-name="Standard"><text:tab/>xcopy img1.png ..\..\dir2\dir21</text:p>
        <text:p text:style-name="Standard"><text:tab/>dir</text:p>
        <text:p text:style-name="Standard"><text:tab/>del img1.png</text:p>
        <text:p text:style-name="Standard"><text:tab/>cd ..\..</text:p>
        <text:p text:style-name="Standard"><text:tab/>rd dir1 /S</text:p>
        <text:p text:style-name="Standard"><text:tab/>¿Está seguro (S/N)? s</text:p>
        <text:p text:style-name="Standard">Linux:</text:p>
        <text:p text:style-name="Standard"><text:tab/>mv *.png ./dir1/dir11</text:p>
        <text:p text:style-name="Standard"><text:tab/>cd dir1/dir11</text:p>
        <text:p text:style-name="Standard"><text:tab/>cp img1.png ../../dir2/dir21</text:p>
        <text:p text:style-name="Standard"><text:tab/>dir</text:p>
        <text:p text:style-name="Standard"><text:tab/>rm img1.png</text:p>
        <text:p text:style-name="Standard"><text:tab/>cd ../..</text:p>
        <text:p text:style-name="Standard"><text:span text:style-name="T1"><text:tab/></text:span>rm -r dir1</text:p>
      </text:section>
      <text:p text:style-name="Standard"/>
      <text:p text:style-name="Standard">c)</text:p>
      <text:section text:style-name="Sect2" text:name="Sección3">
        <text:section text:style-name="Sect3" text:name="Sección4">
          <text:p text:style-name="Standard">Windows:</text:p>
          <text:p text:style-name="Standard"><text:tab/>del .\dir1\dir11\????.*</text:p>
          <text:p text:style-name="Standard"><text:tab/>del .\dir1\dir11\m*h*</text:p>
          <text:p text:style-name="Standard"><text:tab/>del .\dir1\dir11\a??.d*</text:p>
          <text:p text:style-name="Standard"/>
          <text:p text:style-name="Standard">Linux:</text:p>
          <text:p text:style-name="Standard"><text:tab/>rm <text:s/>./dir1/dir11/????.*</text:p>
          <text:p text:style-name="Standard"><text:tab/>rm <text:s/>./dir1/dir11/m*h*</text:p>
          <text:p text:style-name="Standard"><text:tab/>rm ./dir1/dir11/a??.d*3</text:p>
        </text:section>
        <text:p text:style-name="Standard"/>
        <text:p text:style-name="Standard">d)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4T21:28:07.299347885</meta:creation-date>
    <dc:date>2020-12-15T07:26:01.43</dc:date>
    <meta:editing-duration>PT17M16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45" meta:word-count="86" meta:character-count="617"/>
  </office:meta>
</office:document-meta>
</file>